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632ba" officeooo:paragraph-rsid="000632ba"/>
    </style:style>
    <style:style style:name="P2" style:family="paragraph" style:parent-style-name="Preformatted_20_Text">
      <style:text-properties officeooo:rsid="0007d37e" officeooo:paragraph-rsid="0007d37e"/>
    </style:style>
    <style:style style:name="P3" style:family="paragraph" style:parent-style-name="Preformatted_20_Text">
      <style:text-properties officeooo:rsid="000b1def" officeooo:paragraph-rsid="000b1def"/>
    </style:style>
    <style:style style:name="P4" style:family="paragraph" style:parent-style-name="Preformatted_20_Text">
      <style:text-properties officeooo:rsid="000cff70" officeooo:paragraph-rsid="000cff70"/>
    </style:style>
    <style:style style:name="T1" style:family="text">
      <style:text-properties officeooo:rsid="0007d37e"/>
    </style:style>
    <style:style style:name="T2" style:family="text">
      <style:text-properties officeooo:rsid="000b1def"/>
    </style:style>
    <style:style style:name="T3" style:family="text">
      <style:text-properties officeooo:rsid="000cff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is estadístico</text:p>
      <text:p text:style-name="P1"/>
      <text:p text:style-name="P1">Shapiro-Wilk normality test, para ver si los datos siquen una distribución normal.</text:p>
      <text:p text:style-name="P1"/>
      <text:p text:style-name="P1"/>
      <text:p text:style-name="P2">Chequer estabilidad por sesiones para fijar el set de datos a utilizad: Re<text:span text:style-name="T2">g</text:span>resiones lineales s<text:span text:style-name="T2">o</text:span>bre diferentes cantidades de sesiones. </text:p>
      <text:p text:style-name="P2"/>
      <text:p text:style-name="P3">Gaficar las medias de cada Estado: Barras media+SEM</text:p>
      <text:p text:style-name="P2"/>
      <text:p text:style-name="P4">Para descartar la H0(todos los estados son igualmente probables) se utilizó <text:span text:style-name="T1">Friedman's ANOVA (con </text:span>un único <text:span text:style-name="T1">estado dentro de cada factor sujeto)</text:span></text:p>
      <text:p text:style-name="P2">Comparar la tasa de incidencia de los diferentes Estados T R P S: <text:span text:style-name="T3">se empleo multiples comparaciones Post-hoc de a pares utilizando el procedimiento Nemenyi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22:32:15.819268954</dc:date>
    <dc:creator>iibm </dc:creator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6" meta:word-count="88" meta:character-count="586" meta:non-whitespace-character-count="503"/>
  </office:meta>
</office:document-meta>
</file>